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4.9cm" style:rel-column-width="16384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4.9cm" style:rel-column-width="16384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2">__COL1__</text:p>
          </table:table-cell>
          <table:table-cell table:style-name="Tableau1.A1" office:value-type="string">
            <text:p text:style-name="P2">__COL2__</text:p>
          </table:table-cell>
          <table:table-cell table:style-name="Tableau1.A1" office:value-type="string">
            <text:p text:style-name="P2">__COL3__</text:p>
          </table:table-cell>
          <table:table-cell table:style-name="Tableau1.D1" office:value-type="string">
            <text:p text:style-name="P2">__COL4__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1.A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  <table:table-cell table:style-name="Tableau1.D2" office:value-type="string">
            <text:p text:style-name="P1">
                            <text:a xlink:type="simple" xlink:href="relatorio://row.col4" text:style-name="Internet_20_link" text:visited-style-name="Visited_20_Internet_20_Link">
                                <text:span text:style-name="T1">row.col4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2">__COL1__</text:p>
          </table:table-cell>
          <table:table-cell table:style-name="Tableau2.A1" office:value-type="string">
            <text:p text:style-name="P2">__COL2__</text:p>
          </table:table-cell>
          <table:table-cell table:style-name="Tableau2.A1" office:value-type="string">
            <text:p text:style-name="P2">__COL3__</text:p>
          </table:table-cell>
          <table:table-cell table:style-name="Tableau2.D1" office:value-type="string">
            <text:p text:style-name="P2">__COL4__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2.A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  <table:table-cell table:style-name="Tableau2.D2" office:value-type="string">
            <text:p text:style-name="P1">
                            <text:a xlink:type="simple" xlink:href="relatorio://row.col4" text:style-name="Internet_20_link" text:visited-style-name="Visited_20_Internet_20_Link">
                                <text:span text:style-name="T1">row.col4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vocashaker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